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E000003DDA273673BA5BF08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7.699cm" svg:height="17.857cm" svg:x="0.977cm" svg:y="1.549cm">
          <draw:image xlink:href="Pictures/10000201000005FE000003DDA273673BA5BF08A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1T17:29:08.618256995</meta:creation-date>
    <dc:date>2021-03-21T17:29:59.605547002</dc:date>
    <meta:editing-duration>PT51S</meta:editing-duration>
    <meta:editing-cycles>1</meta:editing-cycles>
    <meta:document-statistic meta:object-count="1"/>
    <meta:generator>LibreOffice/7.0.3.1$Linux_X86_64 LibreOffice_project/00$Build-1</meta:generator>
  </office:meta>
</office:document-meta>
</file>